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 fo:break-before="page"/>
      <style:text-properties officeooo:paragraph-rsid="001b3034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b303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8c1af" officeooo:paragraph-rsid="001b303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08c1af" officeooo:paragraph-rsid="001b3034"/>
    </style:style>
    <style:style style:name="P5" style:family="paragraph" style:parent-style-name="Standard" style:master-page-name="">
      <loext:graphic-properties draw:fill="none"/>
      <style:paragraph-properties fo:margin-left="7.8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1b3034" style:font-size-asian="12pt" style:font-size-complex="12pt"/>
    </style:style>
    <style:style style:name="P6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08c1af" officeooo:paragraph-rsid="001b3034" style:font-size-asian="12pt" style:font-size-complex="12pt"/>
    </style:style>
    <style:style style:name="P7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2c58ad" officeooo:paragraph-rsid="001b3034" style:font-size-asian="12pt" style:font-size-complex="12pt"/>
    </style:style>
    <style:style style:name="P8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officeooo:paragraph-rsid="001b3034"/>
    </style:style>
    <style:style style:name="P9" style:family="paragraph" style:parent-style-name="Standard">
      <style:paragraph-properties fo:text-align="end" style:justify-single-word="false"/>
      <style:text-properties fo:font-size="12pt" officeooo:rsid="0008c1af" officeooo:paragraph-rsid="001b3034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1b3034"/>
    </style:style>
    <style:style style:name="T1" style:family="text">
      <style:text-properties fo:font-size="12pt" officeooo:rsid="0008c1a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9d520" style:font-size-asian="12pt" style:font-size-complex="12pt"/>
    </style:style>
    <style:style style:name="T4" style:family="text">
      <style:text-properties fo:font-size="12pt" officeooo:rsid="001b3034" style:font-size-asian="12pt" style:font-size-complex="12pt"/>
    </style:style>
    <style:style style:name="T5" style:family="text">
      <style:text-properties officeooo:rsid="001b3034"/>
    </style:style>
    <style:style style:name="T6" style:family="text">
      <style:text-properties officeooo:rsid="001daf3e"/>
    </style:style>
    <style:style style:name="T7" style:family="text">
      <style:text-properties officeooo:rsid="00350896"/>
    </style:style>
    <style:style style:name="T8" style:family="text">
      <style:text-properties fo:font-size="12pt" officeooo:rsid="001daf3e" style:font-size-asian="12pt" style:font-size-complex="12pt"/>
    </style:style>
    <style:style style:name="T9" style:family="text">
      <style:text-properties fo:font-size="12pt" officeooo:rsid="001df892" style:font-size-asian="12pt" style:font-size-complex="12pt"/>
    </style:style>
    <style:style style:name="T10" style:family="text">
      <style:text-properties fo:font-size="12pt" officeooo:rsid="0028730f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<text:span text:style-name="T2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2"/>
      <text:p text:style-name="P3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Лабораторная работа </text:span><text:span text:style-name="T3">№</text:span><text:span text:style-name="T4">1</text:span></text:p>
      <text:p text:style-name="P3">Вариант №<text:span text:style-name="T5">1</text:span><text:span text:style-name="T6">2</text:span></text:p>
      <text:p text:style-name="P3">Метод Гаусса-Зейдел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/text:p>
      <text:p text:style-name="P6">Путинцев Данил Денисович</text:p>
      <text:p text:style-name="P6">Группа P3<text:span text:style-name="T6">2</text:span>07</text:p>
      <text:p text:style-name="P7">Проверил<text:span text:style-name="T7">(а)</text:span></text:p>
      <text:p text:style-name="P8"><text:span text:style-name="T1">Преподаватель: </text:span><text:span text:style-name="T8">Рыбаков Степан Дмитриевич</text:span></text:p>
      <text:p text:style-name="P8"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10"><text:span text:style-name="T1"/></text:p>
      <text:p text:style-name="P10"><text:span text:style-name="T1"/></text:p>
      <text:p text:style-name="P10"><text:span text:style-name="T1">Санкт-Петербург 2</text:span><text:span text:style-name="T9">0</text:span><text:span text:style-name="T1">2</text:span><text:span text:style-name="T8">5</text:span><text:span text:style-name="T1"> го</text:span><text:span text:style-name="T10">д</text:span></text:p>
      <text:h text:style-name="Heading_20_2" text:outline-level="2"><text:soft-page-break/>Цель работы</text:h>
      <text:h text:style-name="Heading_20_2" text:outline-level="2">Описание метода, расчетные формулы,</text:h>
      <text:h text:style-name="Heading_20_2" text:outline-level="2">Листинг программы (по крайне мере, где реализован сам метод)</text:h>
      <text:h text:style-name="Heading_20_2" text:outline-level="2">Примеры и результаты работы программы,</text:h>
      <text:h text:style-name="Heading_20_2" text:outline-level="2">Выводы.</text:h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3:00:17.201952304</meta:creation-date>
    <dc:date>2025-02-19T13:21:12.593367006</dc:date>
    <meta:editing-duration>PT10M43S</meta:editing-duration>
    <meta:editing-cycles>4</meta:editing-cycles>
    <meta:generator>LibreOffice/24.8.4.2$Linux_X86_64 LibreOffice_project/480$Build-2</meta:generator>
    <meta:document-statistic meta:table-count="0" meta:image-count="0" meta:object-count="0" meta:page-count="2" meta:paragraph-count="16" meta:word-count="59" meta:character-count="513" meta:non-whitespace-character-count="470"/>
  </office:meta>
</office:document-meta>
</file>